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BRILA" svg:font-family="CABRILA"/>
    <style:font-face style:name="Cabrila" svg:font-family="Cabrila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491cm"/>
    </style:style>
    <style:style style:name="co2" style:family="table-column">
      <style:table-column-properties fo:break-before="auto" style:column-width="5.62cm"/>
    </style:style>
    <style:style style:name="co3" style:family="table-column">
      <style:table-column-properties fo:break-before="auto" style:column-width="6.091cm"/>
    </style:style>
    <style:style style:name="co4" style:family="table-column">
      <style:table-column-properties fo:break-before="auto" style:column-width="1.559cm"/>
    </style:style>
    <style:style style:name="co5" style:family="table-column">
      <style:table-column-properties fo:break-before="auto" style:column-width="9.267cm"/>
    </style:style>
    <style:style style:name="co6" style:family="table-column">
      <style:table-column-properties fo:break-before="auto" style:column-width="7.23cm"/>
    </style:style>
    <style:style style:name="co7" style:family="table-column">
      <style:table-column-properties fo:break-before="auto" style:column-width="7.28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4.791cm" fo:break-before="auto" style:use-optimal-row-height="true"/>
    </style:style>
    <style:style style:name="ro5" style:family="table-row">
      <style:table-row-properties style:row-height="8.74cm" fo:break-before="auto" style:use-optimal-row-height="true"/>
    </style:style>
    <style:style style:name="ro6" style:family="table-row">
      <style:table-row-properties style:row-height="0.841cm" fo:break-before="auto" style:use-optimal-row-height="true"/>
    </style:style>
    <style:style style:name="ro7" style:family="table-row">
      <style:table-row-properties style:row-height="4.396cm" fo:break-before="auto" style:use-optimal-row-height="true"/>
    </style:style>
    <style:style style:name="ro8" style:family="table-row">
      <style:table-row-properties style:row-height="3.60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6" style:family="table-cell" style:parent-style-name="Default" style:data-style-name="N37"/>
    <style:style style:name="ce20" style:family="table-cell" style:parent-style-name="Default">
      <style:table-cell-properties fo:background-color="#81d41a"/>
      <style:text-properties fo:font-size="12pt" style:font-size-asian="12pt" style:font-size-complex="12pt"/>
    </style:style>
    <style:style style:name="ce21" style:family="table-cell" style:parent-style-name="Default">
      <style:text-properties style:font-name="Cabrila" style:font-name-complex="Cabrila"/>
    </style:style>
    <style:style style:name="ce22" style:family="table-cell" style:parent-style-name="Default" style:data-style-name="N37">
      <style:text-properties style:font-name="Cabrila" style:font-name-complex="Cabrila"/>
    </style:style>
    <style:style style:name="ce23" style:family="table-cell" style:parent-style-name="Default">
      <style:text-properties fo:color="#1b1b1b" style:font-name="CABRILA" style:font-name-complex="CABRILA"/>
    </style:style>
    <style:style style:name="ce24" style:family="table-cell" style:parent-style-name="Default">
      <style:text-properties style:font-name="Liberation Sans"/>
    </style:style>
    <style:style style:name="ce27" style:family="table-cell" style:parent-style-name="Default">
      <style:text-properties style:text-outline="false" style:text-line-through-style="none" style:text-line-through-type="none" style:font-name="Cabrila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Cabril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81d41a"/>
      <style:text-properties fo:font-size="12pt" style:font-size-asian="12pt" style:font-size-complex="12pt"/>
    </style:style>
    <style:style style:name="ce9" style:family="table-cell" style:parent-style-name="Default">
      <style:text-properties style:font-name="Cabrila" style:font-name-complex="Cabrila"/>
    </style:style>
    <style:style style:name="ce10" style:family="table-cell" style:parent-style-name="Default">
      <style:text-properties style:text-outline="false" style:text-line-through-style="none" style:text-line-through-type="none" style:font-name="Cabrila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Cabril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37"/>
    <style:style style:name="ce12" style:family="table-cell" style:parent-style-name="Default" style:data-style-name="N37">
      <style:text-properties style:font-name="Cabrila" style:font-name-complex="Cabrila"/>
    </style:style>
    <style:style style:name="ce13" style:family="table-cell" style:parent-style-name="Default">
      <style:text-properties fo:color="#1b1b1b" style:font-name="CABRILA" style:font-name-complex="CABRILA"/>
    </style:style>
    <style:style style:name="ce14" style:family="table-cell" style:parent-style-name="Default">
      <style:text-properties style:font-name="Liberation Sans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use-window-font-color="true" loext:opacity="0%" style:text-outline="false" style:text-line-through-style="none" style:text-line-through-type="none" style:text-position="0% 100%" style:font-name="Calibri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Calib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style:text-line-through-type="none" style:font-name="Calibri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Calib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use-window-font-color="true" style:font-name="Calibri" fo:font-size="10pt" fo:font-weight="normal" style:text-underline-style="none" style:text-underline-color="font-color" style:text-line-through-type="none" fo:font-style="normal" style:text-outline="false" fo:text-shadow="none" style:text-position="0% 100%" style:text-line-through-mode="continuous" fo:language="en" fo:country="IN" style:language-asian="zh" style:country-asian="CN" style:language-complex="hi" style:country-complex="IN" style:font-name-asian="Noto Sans CJK SC" style:font-name-complex="Calib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Calibri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Noto Sans CJK SC" style:font-name-complex="Calib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anthosh" table:style-name="ta1">
        <office:forms form:automatic-focus="false" form:apply-design-mode="false"/>
        <table:table-column table:style-name="co1" table:default-cell-style-name="ce9"/>
        <table:table-column table:style-name="co2" table:default-cell-style-name="ce1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row table:style-name="ro1">
          <table:table-cell table:style-name="ce8" office:value-type="string" calcext:value-type="string">
            <text:p>WF NO</text:p>
          </table:table-cell>
          <table:table-cell table:style-name="ce8" office:value-type="string" calcext:value-type="string">
            <text:p>Date</text:p>
          </table:table-cell>
          <table:table-cell table:style-name="ce8" office:value-type="string" calcext:value-type="string">
            <text:p>WF Name</text:p>
          </table:table-cell>
          <table:table-cell table:style-name="ce8" office:value-type="string" calcext:value-type="string">
            <text:p>SR</text:p>
          </table:table-cell>
          <table:table-cell table:style-name="ce8" office:value-type="string" calcext:value-type="string">
            <text:p>Status</text:p>
          </table:table-cell>
          <table:table-cell table:style-name="ce8" office:value-type="string" calcext:value-type="string">
            <text:p>Bugs</text:p>
          </table:table-cell>
          <table:table-cell table:style-name="ce8" office:value-type="string" calcext:value-type="string">
            <text:p>Data</text:p>
          </table:table-cell>
          <table:table-cell table:style-name="ce8" office:value-type="string" calcext:value-type="string">
            <text:p>Reports</text:p>
          </table:table-cell>
          <table:table-cell table:style-name="ce8" table:number-columns-repeated="1016"/>
        </table:table-row>
        <table:table-row table:style-name="ro2">
          <table:table-cell office:value-type="string" calcext:value-type="string">
            <text:p>WORKFLOW_09</text:p>
          </table:table-cell>
          <table:table-cell office:value-type="date" office:date-value="2024-11-15" calcext:value-type="date">
            <text:p>15/11/24</text:p>
          </table:table-cell>
          <table:table-cell office:value-type="string" calcext:value-type="string">
            <text:p>VAT_Transfer</text:p>
          </table:table-cell>
          <table:table-cell office:value-type="string" calcext:value-type="string">
            <text:p>VAT Transfer (Trade)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1. Two date invoice param in NTA AP Invoice</text:p>
            <text:p>2. 500 sql exception error showing while chosing </text:p>
            <text:p>The campagin in NTA purchase order lin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ORKFLOW_011</text:p>
          </table:table-cell>
          <table:table-cell office:value-type="date" office:date-value="2024-11-15" calcext:value-type="date">
            <text:p>15/11/24</text:p>
          </table:table-cell>
          <table:table-cell table:number-columns-repeated="2" table:style-name="ce9" office:value-type="string" calcext:value-type="string">
            <text:p>Treasury Receipt</text:p>
          </table:table-cell>
          <table:table-cell office:value-type="string" calcext:value-type="string">
            <text:p>Pass</text:p>
          </table:table-cell>
          <table:table-cell/>
          <table:table-cell office:value-type="string" calcext:value-type="string">
            <text:p>DOC no: 79654001AR2409-10001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WORKFLOW_14</text:p>
          </table:table-cell>
          <table:table-cell office:value-type="date" office:date-value="2024-11-16" calcext:value-type="date">
            <text:p>16/11/24</text:p>
          </table:table-cell>
          <table:table-cell table:style-name="ce13" office:value-type="string" calcext:value-type="string">
            <text:p>Marketing Campagin (Trade)</text:p>
          </table:table-cell>
          <table:table-cell office:value-type="string" calcext:value-type="string">
            <text:p><text:span text:style-name="T4">1. Import Activity</text:span></text:p>
            <text:p><text:span text:style-name="T4">2. Import sub activity</text:span></text:p>
            <text:p><text:span text:style-name="T4">3. Import budget</text:span></text:p>
            <text:p><text:span text:style-name="T4">4. Import subbuget</text:span></text:p>
            <text:p><text:span text:style-name="T4">5. Import budget product group</text:span></text:p>
            <text:p><text:span text:style-name="T4">6. Import proposal</text:span></text:p>
            <text:p><text:span text:style-name="T4">7. Import subproposal</text:span></text:p>
            <text:p><text:span text:style-name="T4">8. Import proposal product group</text:span></text:p>
            <text:p><text:span text:style-name="T4">9. Import product SKU</text:span></text:p>
            <text:p><text:span text:style-name="T4">10. Marketing Campagin</text:span></text:p>
            <text:p><text:span text:style-name="T4">   10.1 Marketing campagin Mapping</text:span></text:p>
            <text:p><text:span text:style-name="T4">   10.2 Campagin sub proposal</text:span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Import proposal screen performance issue</text:p>
          </table:table-cell>
          <table:table-cell office:value-type="string" calcext:value-type="string">
            <text:p><text:span text:style-name="T4">Campagin: saw14sp_1149332 </text:span></text:p>
            <text:p><text:span text:style-name="T4">Campagin searh key: 1149332</text:span></text:p>
            <text:p><text:span text:style-name="T4">Sub proposal: saw14sp</text:span></text:p>
            <text:p><text:span text:style-name="T4">Product: 1029848</text:span></text:p>
            <text:p><text:span text:style-name="T4">Product category: Abbott Grow 1</text:span></text:p>
            <text:p><text:span text:style-name="T4">-</text:span></text:p>
            <text:p><text:span text:style-name="T4">NTA Marketing Campagin SK: 1149332</text:span></text:p>
          </table:table-cell>
          <table:table-cell office:value-type="string" calcext:value-type="string">
            <text:p><text:span text:style-name="T4">P2P Purchase Order Integration Report (N)</text:span></text:p>
            <text:p><text:span text:style-name="T4">P2P Invoice Integration Report</text:span></text:p>
            <text:p><text:span text:style-name="T4">P2P Actual &amp; Accrual Integration Report</text:span></text:p>
            <text:p><text:span text:style-name="T4">Contribution% Topline Report (N)</text:span></text:p>
            <text:p><text:span text:style-name="T4">Contribution% SG&amp;A Report</text:span></text:p>
            <text:p><text:span text:style-name="T4">D.5.6 report</text:span></text:p>
            <text:p><text:span text:style-name="T4">D.5.6 D.5.6 Sample Zero Revenue Report</text:span>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ORKFLOW_036</text:p>
          </table:table-cell>
          <table:table-cell office:value-type="date" office:date-value="2024-11-16" calcext:value-type="date">
            <text:p>16/11/24</text:p>
          </table:table-cell>
          <table:table-cell table:style-name="ce13" office:value-type="string" calcext:value-type="string">
            <text:p>StockTake Adjustment</text:p>
          </table:table-cell>
          <table:table-cell office:value-type="string" calcext:value-type="string">
            <text:p><text:span text:style-name="T4">Stocktake Adjustment</text:span></text:p>
            <text:p><text:span text:style-name="T4">Stocktake adjustment authorization</text:span></text:p>
          </table:table-cell>
          <table:table-cell office:value-type="string" calcext:value-type="string">
            <text:p>Pass</text:p>
          </table:table-cell>
          <table:table-cell/>
          <table:table-cell office:value-type="string" calcext:value-type="string">
            <text:p><text:span text:style-name="T4">1HH2409-10013 excess</text:span></text:p>
            <text:p><text:span text:style-name="T4">1HH2409-10018 missing</text:span></text:p>
          </table:table-cell>
          <table:table-cell office:value-type="string" calcext:value-type="string">
            <text:p>Storage Detail</text:p>
            <text:p>Master Inventory Report</text:p>
            <text:p/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ORKFLOW_011</text:p>
          </table:table-cell>
          <table:table-cell table:style-name="ce12" office:value-type="date" office:date-value="2024-11-18" calcext:value-type="date">
            <text:p>18/11/24</text:p>
          </table:table-cell>
          <table:table-cell table:number-columns-repeated="2" table:style-name="ce9" office:value-type="string" calcext:value-type="string">
            <text:p>Treasury Receipt</text:p>
          </table:table-cell>
          <table:table-cell office:value-type="string" calcext:value-type="string">
            <text:p>Pass</text:p>
          </table:table-cell>
          <table:table-cell/>
          <table:table-cell office:value-type="string" calcext:value-type="string">
            <text:p>Doc NO: 06031BR2411-1004</text:p>
            <text:p>BP: 110004521</text:p>
            <text:p>Amount: 5.000,00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WORKFLOW_014</text:p>
          </table:table-cell>
          <table:table-cell table:style-name="ce12" office:value-type="date" office:date-value="2024-11-18" calcext:value-type="date">
            <text:p>18/11/24</text:p>
          </table:table-cell>
          <table:table-cell table:style-name="ce13" office:value-type="string" calcext:value-type="string">
            <text:p>Marketing Campagin (Trade)</text:p>
          </table:table-cell>
          <table:table-cell office:value-type="string" calcext:value-type="string">
            <text:p>1. Import Activity</text:p>
            <text:p>2. Import sub activity</text:p>
            <text:p>3. Import budget</text:p>
            <text:p>4. Import subbuget</text:p>
            <text:p>5. Import budget product group</text:p>
            <text:p>6. Import proposal</text:p>
            <text:p>7. Import subproposal</text:p>
            <text:p>8. Import proposal product group</text:p>
            <text:p>9. Import product SKU</text:p>
            <text:p>10. Marketing Campagin</text:p>
            <text:p>   10.1 Marketing campagin Mapping</text:p>
            <text:p>   10.2 Campagin sub proposal</text:p>
          </table:table-cell>
          <table:table-cell office:value-type="string" calcext:value-type="string">
            <text:p>Pass</text:p>
          </table:table-cell>
          <table:table-cell/>
          <table:table-cell office:value-type="string" calcext:value-type="string">
            <text:p>NTA PO: 1NPO2411-10098</text:p>
            <text:p>Campagin: 1150109-saw14sp_1150109</text:p>
            <text:p>Subactivity: wf14_Activation</text:p>
            <text:p>BP: 125000022</text:p>
            <text:p>GT: 220.000,00</text:p>
            <text:p>Tax: VAT 10%</text:p>
            <text:p>QTY: 100</text:p>
            <text:p>-</text:p>
            <text:p>GR: 1NGR2411-10301</text:p>
            <text:p><text:span text:style-name="T4">BP: 125000022</text:span></text:p>
            <text:p><text:span text:style-name="T4">-</text:span></text:p>
            <text:p><text:span text:style-name="T4">NTA AP Invoice: 1NAP2411-10606</text:span></text:p>
            <text:p><text:span text:style-name="T4">Invoice Type: Declared Invoice</text:span></text:p>
            <text:p><text:span text:style-name="T4">BP: 125000022</text:span></text:p>
            <text:p><text:span text:style-name="T4">Tax : VAT 10%</text:span></text:p>
            <text:p><text:span text:style-name="T4">Tax Amount : 20.000,00</text:span></text:p>
            <text:p><text:span text:style-name="T4">-</text:span></text:p>
            <text:p><text:span text:style-name="T4">SO: 1SO42411-10022</text:span></text:p>
            <text:p><text:span text:style-name="T4">BP: 110005508</text:span></text:p>
            <text:p><text:span text:style-name="T4">Doc type: SG&amp;A Register Promotion Order</text:span></text:p>
            <text:p><text:span text:style-name="T4">WH: CDC ABB Borrow</text:span></text:p>
            <text:p><text:span text:style-name="T4">Chareg: Y</text:span></text:p>
          </table:table-cell>
          <table:table-cell table:style-name="ce14" office:value-type="string" calcext:value-type="string">
            <text:p><text:span text:style-name="T4">P2P Purchase Order Integration Report (N)</text:span></text:p>
            <text:p><text:span text:style-name="T4">P2P Invoice Integration Report</text:span></text:p>
            <text:p><text:span text:style-name="T4">P2P Actual &amp; Accrual Integration Report</text:span></text:p>
            <text:p><text:span text:style-name="T4">Contribution% Topline Report (N)</text:span></text:p>
            <text:p><text:span text:style-name="T4">Contribution% SG&amp;A Report</text:span></text:p>
            <text:p><text:span text:style-name="T5">Tax invoice list by sku</text:span></text:p>
            <text:p><text:span text:style-name="T5">Tax Invoice List By SKU-Package</text:span></text:p>
            <text:p/>
          </table:table-cell>
          <table:table-cell table:number-columns-repeated="1016"/>
        </table:table-row>
        <table:table-row table:style-name="ro6">
          <table:table-cell table:style-name="ce10" office:value-type="string" calcext:value-type="string">
            <text:p>WORKFLOW_09</text:p>
          </table:table-cell>
          <table:table-cell office:value-type="date" office:date-value="2024-11-18" calcext:value-type="date">
            <text:p>18/11/24</text:p>
          </table:table-cell>
          <table:table-cell table:number-columns-repeated="2" office:value-type="string" calcext:value-type="string">
            <text:p>VAT Transfer (Trade)</text:p>
          </table:table-cell>
          <table:table-cell office:value-type="string" calcext:value-type="string">
            <text:p>Pass</text:p>
          </table:table-cell>
          <table:table-cell/>
          <table:table-cell office:value-type="string" calcext:value-type="string">
            <text:p>DOC no: 8549802</text:p>
            <text:p>Prefix invoice no: 7869876576</text:p>
          </table:table-cell>
          <table:table-cell table:number-columns-repeated="1017"/>
        </table:table-row>
        <table:table-row table:style-name="ro7">
          <table:table-cell office:value-type="string" calcext:value-type="string">
            <text:p>WORKFLOW_036</text:p>
          </table:table-cell>
          <table:table-cell office:value-type="date" office:date-value="2024-01-19" calcext:value-type="date">
            <text:p>19/01/24</text:p>
          </table:table-cell>
          <table:table-cell office:value-type="string" calcext:value-type="string">
            <text:p>StockTake Adjustment</text:p>
          </table:table-cell>
          <table:table-cell office:value-type="string" calcext:value-type="string">
            <text:p><text:span text:style-name="T4">Stocktake Adjustment</text:span></text:p>
            <text:p><text:span text:style-name="T4">Stocktake adjustment authorization</text:span></text:p>
          </table:table-cell>
          <table:table-cell office:value-type="string" calcext:value-type="string">
            <text:p>Pass</text:p>
          </table:table-cell>
          <table:table-cell/>
          <table:table-cell office:value-type="string" calcext:value-type="string">
            <text:p>Doc no: 1HH2411-10033</text:p>
            <text:p>Product: 28007</text:p>
            <text:p>QTY Scrapped: -170</text:p>
            <text:p>QTY count: 8.000</text:p>
            <text:p>Charge: Excess</text:p>
            <text:p>-</text:p>
            <text:p>Doc no: 1HH2411-10034</text:p>
            <text:p><text:span text:style-name="T4">Product: 28007</text:span></text:p>
            <text:p><text:span text:style-name="T4">QTY Scrapped: 3000</text:span></text:p>
            <text:p><text:span text:style-name="T4">QTY count: 5000</text:span></text:p>
            <text:p><text:span text:style-name="T4">Charge: Missing</text:span></text:p>
          </table:table-cell>
          <table:table-cell office:value-type="string" calcext:value-type="string">
            <text:p><text:span text:style-name="T6">Stock change inventory report</text:span></text:p>
            <text:p><text:span text:style-name="T5">Master Inventory report-Package</text:span></text:p>
            <text:p><text:span text:style-name="T5">Master Inventory report</text:span></text:p>
            <text:p><text:span text:style-name="T5">Storage Detail</text:span></text:p>
            <text:p/>
          </table:table-cell>
          <table:table-cell table:number-columns-repeated="1016"/>
        </table:table-row>
        <table:table-row table:style-name="ro8">
          <table:table-cell office:value-type="string" calcext:value-type="string">
            <text:p>WORKFLOW_09</text:p>
          </table:table-cell>
          <table:table-cell office:value-type="date" office:date-value="2024-11-20" calcext:value-type="date">
            <text:p>20/11/24</text:p>
          </table:table-cell>
          <table:table-cell office:value-type="string" calcext:value-type="string">
            <text:p>VAT Transfer</text:p>
          </table:table-cell>
          <table:table-cell office:value-type="string" calcext:value-type="string">
            <text:p>AP invoice</text:p>
            <text:p>AP Invoice Confirm</text:p>
            <text:p>Multi VAT Transfer</text:p>
            <text:p>VAT Transfer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/>
            <text:p>VAT Transfer trade is not posted </text:p>
          </table:table-cell>
          <table:table-cell office:value-type="string" calcext:value-type="string">
            <text:p>NTA AP Invoice: 1NAP2411-10804</text:p>
            <text:p>Invoice Type: UNDeclared</text:p>
            <text:p>BP: 125000022</text:p>
            <text:p>Product: 1102</text:p>
            <text:p><text:span text:style-name="T4">VAT Transfer: 8550014</text:span></text:p>
            <text:p>-</text:p>
            <text:p>AP Invoice: 1AP2411-10052</text:p>
            <text:p>BP: 110009261</text:p>
            <text:p>Vat Transfer Trade: 8550016</text:p>
          </table:table-cell>
          <table:table-cell office:value-type="string" calcext:value-type="string">
            <text:p>General Ledger</text:p>
            <text:p>General Ledger Detail</text:p>
            <text:p/>
          </table:table-cell>
          <table:table-cell table:number-columns-repeated="1016"/>
        </table:table-row>
      </table:table>
      <table:named-expressions/>
      <table:database-ranges>
        <table:database-range table:name="__Anonymous_Sheet_DB__0" table:target-range-address="Santhosh.B1:Santhosh.B10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BRILA" svg:font-family="CABRILA"/>
    <style:font-face style:name="Cabrila" svg:font-family="Cabrila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8T18:30:19.519721673</meta:creation-date>
    <dc:date>2024-11-22T09:39:11.065084150</dc:date>
    <meta:editing-duration>PT8H25M38S</meta:editing-duration>
    <meta:editing-cycles>66</meta:editing-cycles>
    <meta:generator>LibreOffice/7.3.7.2$Linux_X86_64 LibreOffice_project/30$Build-2</meta:generator>
    <meta:document-statistic meta:table-count="1" meta:cell-count="69" meta:object-count="0"/>
  </office:meta>
</office:document-meta>
</file>